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0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185.46mm"/>
    </style:style>
    <style:style style:name="co8" style:family="table-column">
      <style:table-column-properties fo:break-before="auto" style:column-width="40.57mm"/>
    </style:style>
    <style:style style:name="co9" style:family="table-column">
      <style:table-column-properties fo:break-before="auto" style:column-width="59.09mm"/>
    </style:style>
    <style:style style:name="co10" style:family="table-column">
      <style:table-column-properties fo:break-before="auto" style:column-width="22.68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43.11mm"/>
    </style:style>
    <style:style style:name="co1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upplier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pany_type</text:p>
          </table:table-cell>
        </table:table-row>
        <table:table-row table:style-name="ro1">
          <table:table-cell table:formula="of:=&quot;{ 'model': '&quot; &amp; [.B3] &amp; &quot;', 'data': {'.id': '&quot; &amp; [.C3]  &amp; &quot;', 'name': '&quot; &amp; [.D3]  &amp; &quot;', 'email': '&quot;&amp;[.E3]&amp;&quot;', 'supplier': &quot; &amp; [.F3] &amp; &quot;, 'company_type': '&quot; &amp; [.G3] &amp; &quot;' } }&quot;" office:value-type="string" office:string-value="{ 'model': 'res.partner', 'data': {'.id': 'company1', 'name': 'ACME, LTDA', 'email': 'supplier1@suppliers', 'supplier': 1, 'company_type': 'company' } }" calcext:value-type="string">
            <text:p>{ 'model': 'res.partner', 'data': {'.id': 'company1', 'name': 'ACME, LTDA', 'email': 'supplier1@suppliers', 'supplier': 1, 'company_type': 'company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mpany1</text:p>
          </table:table-cell>
          <table:table-cell office:value-type="string" calcext:value-type="string">
            <text:p>ACME, LTDA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table:formula="of:=&quot;{ 'model': '&quot; &amp; [.B4] &amp; &quot;', 'data': {'.id': '&quot; &amp; [.C4]  &amp; &quot;', 'name': '&quot; &amp; [.D4]  &amp; &quot;', 'email': '&quot;&amp;[.E4]&amp;&quot;', 'supplier': &quot; &amp; [.F4] &amp; &quot;, 'company_type': '&quot; &amp; [.G4] &amp; &quot;' } }&quot;" office:value-type="string" office:string-value="{ 'model': 'res.partner', 'data': {'.id': 'company2', 'name': 'WALLMART', 'email': 'supplier2@suppliers', 'supplier': 1, 'company_type': 'company' } }" calcext:value-type="string">
            <text:p>{ 'model': 'res.partner', 'data': {'.id': 'company2', 'name': 'WALLMART', 'email': 'supplier2@suppliers', 'supplier': 1, 'company_type': 'company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mpany2</text:p>
          </table:table-cell>
          <table:table-cell office:value-type="string" calcext:value-type="string">
            <text:p>WALLMART</text:p>
          </table:table-cell>
          <table:table-cell office:value-type="string" calcext:value-type="string">
            <text:p>supplier2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ompany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arent_id</text:p>
          </table:table-cell>
        </table:table-row>
        <table:table-row table:style-name="ro1">
          <table:table-cell table:formula="of:=&quot;{ 'model': '&quot; &amp; [.B8] &amp; &quot;', 'data': {'.id': '&quot; &amp; [.C8]  &amp; &quot;', 'name': '&quot; &amp; [.D8]  &amp; &quot;', 'email': '&quot;&amp;[.E8]&amp;&quot;', 'supplier': &quot; &amp; [.F8] &amp; &quot;, 'parent_id': &quot; &amp; [.G8] &amp; &quot; } }&quot;" office:value-type="string" office:string-value="{ 'model': 'res.partner', 'data': {'.id': 'contact1', 'name': 'Contact 1', 'email': 'supplier1@suppliers', 'supplier': 1, 'parent_id': ref(company1) } }" calcext:value-type="string">
            <text:p>{ 'model': 'res.partner', 'data': {'.id': 'contact1', 'name': 'Contact 1', 'email': 'supplier1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</text:p>
          </table:table-cell>
          <table:table-cell office:value-type="string" calcext:value-type="string">
            <text:p>Contact 1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9] &amp; &quot;', 'data': {'.id': '&quot; &amp; [.C9]  &amp; &quot;', 'name': '&quot; &amp; [.D9]  &amp; &quot;', 'email': '&quot;&amp;[.E9]&amp;&quot;', 'supplier': &quot; &amp; [.F9] &amp; &quot;, 'parent_id': &quot; &amp; [.G9] &amp; &quot; } }&quot;" office:value-type="string" office:string-value="{ 'model': 'res.partner', 'data': {'.id': 'contact2', 'name': 'Contact 2', 'email': 'supplier2@suppliers', 'supplier': 1, 'parent_id': ref(company1) } }" calcext:value-type="string">
            <text:p>{ 'model': 'res.partner', 'data': {'.id': 'contact2', 'name': 'Contact 2', 'email': 'supplier2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2</text:p>
          </table:table-cell>
          <table:table-cell office:value-type="string" calcext:value-type="string">
            <text:p>Contact 2</text:p>
          </table:table-cell>
          <table:table-cell office:value-type="string" calcext:value-type="string">
            <text:p>supplier2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0] &amp; &quot;', 'data': {'.id': '&quot; &amp; [.C10]  &amp; &quot;', 'name': '&quot; &amp; [.D10]  &amp; &quot;', 'email': '&quot;&amp;[.E10]&amp;&quot;', 'supplier': &quot; &amp; [.F10] &amp; &quot;, 'parent_id': &quot; &amp; [.G10] &amp; &quot; } }&quot;" office:value-type="string" office:string-value="{ 'model': 'res.partner', 'data': {'.id': 'contact3', 'name': 'Contact 3', 'email': 'supplier1@suppliers', 'supplier': 1, 'parent_id': ref(company1) } }" calcext:value-type="string">
            <text:p>{ 'model': 'res.partner', 'data': {'.id': 'contact3', 'name': 'Contact 3', 'email': 'supplier1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3</text:p>
          </table:table-cell>
          <table:table-cell office:value-type="string" calcext:value-type="string">
            <text:p>Contact 3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1] &amp; &quot;', 'data': {'.id': '&quot; &amp; [.C11]  &amp; &quot;', 'name': '&quot; &amp; [.D11]  &amp; &quot;', 'email': '&quot;&amp;[.E11]&amp;&quot;', 'supplier': &quot; &amp; [.F11] &amp; &quot;, 'parent_id': &quot; &amp; [.G11] &amp; &quot; } }&quot;" office:value-type="string" office:string-value="{ 'model': 'res.partner', 'data': {'.id': 'contact4', 'name': 'Contact 4', 'email': 'supplier2@suppliers', 'supplier': 1, 'parent_id': ref(company1) } }" calcext:value-type="string">
            <text:p>{ 'model': 'res.partner', 'data': {'.id': 'contact4', 'name': 'Contact 4', 'email': 'supplier2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4</text:p>
          </table:table-cell>
          <table:table-cell office:value-type="string" calcext:value-type="string">
            <text:p>Contact 4</text:p>
          </table:table-cell>
          <table:table-cell office:value-type="string" calcext:value-type="string">
            <text:p>supplier2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2] &amp; &quot;', 'data': {'.id': '&quot; &amp; [.C12]  &amp; &quot;', 'name': '&quot; &amp; [.D12]  &amp; &quot;', 'email': '&quot;&amp;[.E12]&amp;&quot;', 'supplier': &quot; &amp; [.F12] &amp; &quot;, 'parent_id': &quot; &amp; [.G12] &amp; &quot; } }&quot;" office:value-type="string" office:string-value="{ 'model': 'res.partner', 'data': {'.id': 'contact5', 'name': 'Contact 5', 'email': 'supplier1@suppliers', 'supplier': 1, 'parent_id': ref(company1) } }" calcext:value-type="string">
            <text:p>{ 'model': 'res.partner', 'data': {'.id': 'contact5', 'name': 'Contact 5', 'email': 'supplier1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5</text:p>
          </table:table-cell>
          <table:table-cell office:value-type="string" calcext:value-type="string">
            <text:p>Contact 5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3] &amp; &quot;', 'data': {'.id': '&quot; &amp; [.C13]  &amp; &quot;', 'name': '&quot; &amp; [.D13]  &amp; &quot;', 'email': '&quot;&amp;[.E13]&amp;&quot;', 'supplier': &quot; &amp; [.F13] &amp; &quot;, 'parent_id': &quot; &amp; [.G13] &amp; &quot; } }&quot;" office:value-type="string" office:string-value="{ 'model': 'res.partner', 'data': {'.id': 'contact13', 'name': 'Contact 13', 'email': 'supplier1@suppliers', 'supplier': 1, 'parent_id': ref(company2) } }" calcext:value-type="string">
            <text:p>{ 'model': 'res.partner', 'data': {'.id': 'contact13', 'name': 'Contact 13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3</text:p>
          </table:table-cell>
          <table:table-cell office:value-type="string" calcext:value-type="string">
            <text:p>Contact 13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4] &amp; &quot;', 'data': {'.id': '&quot; &amp; [.C14]  &amp; &quot;', 'name': '&quot; &amp; [.D14]  &amp; &quot;', 'email': '&quot;&amp;[.E14]&amp;&quot;', 'supplier': &quot; &amp; [.F14] &amp; &quot;, 'parent_id': &quot; &amp; [.G14] &amp; &quot; } }&quot;" office:value-type="string" office:string-value="{ 'model': 'res.partner', 'data': {'.id': 'contact14', 'name': 'Contact 14', 'email': 'supplier2@suppliers', 'supplier': 1, 'parent_id': ref(company2) } }" calcext:value-type="string">
            <text:p>{ 'model': 'res.partner', 'data': {'.id': 'contact14', 'name': 'Contact 14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4</text:p>
          </table:table-cell>
          <table:table-cell office:value-type="string" calcext:value-type="string">
            <text:p>Contact 14</text:p>
          </table:table-cell>
          <table:table-cell office:value-type="string" calcext:value-type="string">
            <text:p>supplier2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5] &amp; &quot;', 'data': {'.id': '&quot; &amp; [.C15]  &amp; &quot;', 'name': '&quot; &amp; [.D15]  &amp; &quot;', 'email': '&quot;&amp;[.E15]&amp;&quot;', 'supplier': &quot; &amp; [.F15] &amp; &quot;, 'parent_id': &quot; &amp; [.G15] &amp; &quot; } }&quot;" office:value-type="string" office:string-value="{ 'model': 'res.partner', 'data': {'.id': 'contact15', 'name': 'Contact 15', 'email': 'supplier1@suppliers', 'supplier': 1, 'parent_id': ref(company2) } }" calcext:value-type="string">
            <text:p>{ 'model': 'res.partner', 'data': {'.id': 'contact15', 'name': 'Contact 15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5</text:p>
          </table:table-cell>
          <table:table-cell office:value-type="string" calcext:value-type="string">
            <text:p>Contact 15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6] &amp; &quot;', 'data': {'.id': '&quot; &amp; [.C16]  &amp; &quot;', 'name': '&quot; &amp; [.D16]  &amp; &quot;', 'email': '&quot;&amp;[.E16]&amp;&quot;', 'supplier': &quot; &amp; [.F16] &amp; &quot;, 'parent_id': &quot; &amp; [.G16] &amp; &quot; } }&quot;" office:value-type="string" office:string-value="{ 'model': 'res.partner', 'data': {'.id': 'contact16', 'name': 'Contact 16', 'email': 'supplier2@suppliers', 'supplier': 1, 'parent_id': ref(company2) } }" calcext:value-type="string">
            <text:p>{ 'model': 'res.partner', 'data': {'.id': 'contact16', 'name': 'Contact 16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6</text:p>
          </table:table-cell>
          <table:table-cell office:value-type="string" calcext:value-type="string">
            <text:p>Contact 16</text:p>
          </table:table-cell>
          <table:table-cell office:value-type="string" calcext:value-type="string">
            <text:p>supplier2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7] &amp; &quot;', 'data': {'.id': '&quot; &amp; [.C17]  &amp; &quot;', 'name': '&quot; &amp; [.D17]  &amp; &quot;', 'email': '&quot;&amp;[.E17]&amp;&quot;', 'supplier': &quot; &amp; [.F17] &amp; &quot;, 'parent_id': &quot; &amp; [.G17] &amp; &quot; } }&quot;" office:value-type="string" office:string-value="{ 'model': 'res.partner', 'data': {'.id': 'contact17', 'name': 'Contact 17', 'email': 'supplier1@suppliers', 'supplier': 1, 'parent_id': ref(company2) } }" calcext:value-type="string">
            <text:p>{ 'model': 'res.partner', 'data': {'.id': 'contact17', 'name': 'Contact 17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7</text:p>
          </table:table-cell>
          <table:table-cell office:value-type="string" calcext:value-type="string">
            <text:p>Contact 17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8] &amp; &quot;', 'data': {'.id': '&quot; &amp; [.C18]  &amp; &quot;', 'name': '&quot; &amp; [.D18]  &amp; &quot;', 'email': '&quot;&amp;[.E18]&amp;&quot;', 'supplier': &quot; &amp; [.F18] &amp; &quot;, 'parent_id': &quot; &amp; [.G18] &amp; &quot; } }&quot;" office:value-type="string" office:string-value="{ 'model': 'res.partner', 'data': {'.id': 'contact18', 'name': 'Contact 18', 'email': 'supplier2@suppliers', 'supplier': 1, 'parent_id': ref(company2) } }" calcext:value-type="string">
            <text:p>{ 'model': 'res.partner', 'data': {'.id': 'contact18', 'name': 'Contact 18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8</text:p>
          </table:table-cell>
          <table:table-cell office:value-type="string" calcext:value-type="string">
            <text:p>Contact 18</text:p>
          </table:table-cell>
          <table:table-cell office:value-type="string" calcext:value-type="string">
            <text:p>supplier2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9] &amp; &quot;', 'data': {'.id': '&quot; &amp; [.C19]  &amp; &quot;', 'name': '&quot; &amp; [.D19]  &amp; &quot;', 'email': '&quot;&amp;[.E19]&amp;&quot;', 'supplier': &quot; &amp; [.F19] &amp; &quot;, 'parent_id': &quot; &amp; [.G19] &amp; &quot; } }&quot;" office:value-type="string" office:string-value="{ 'model': 'res.partner', 'data': {'.id': 'contact19', 'name': 'Contact 19', 'email': 'supplier1@suppliers', 'supplier': 1, 'parent_id': ref(company2) } }" calcext:value-type="string">
            <text:p>{ 'model': 'res.partner', 'data': {'.id': 'contact19', 'name': 'Contact 19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9</text:p>
          </table:table-cell>
          <table:table-cell office:value-type="string" calcext:value-type="string">
            <text:p>Contact 19</text:p>
          </table:table-cell>
          <table:table-cell office:value-type="string" calcext:value-type="string">
            <text:p>supplier1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20] &amp; &quot;', 'data': {'.id': '&quot; &amp; [.C20]  &amp; &quot;', 'name': '&quot; &amp; [.D20]  &amp; &quot;', 'email': '&quot;&amp;[.E20]&amp;&quot;', 'supplier': &quot; &amp; [.F20] &amp; &quot;, 'parent_id': &quot; &amp; [.G20] &amp; &quot; } }&quot;" office:value-type="string" office:string-value="{ 'model': 'res.partner', 'data': {'.id': 'contact20', 'name': 'Contact 20', 'email': 'supplier2@suppliers', 'supplier': 1, 'parent_id': ref(company2) } }" calcext:value-type="string">
            <text:p>{ 'model': 'res.partner', 'data': {'.id': 'contact20', 'name': 'Contact 20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20</text:p>
          </table:table-cell>
          <table:table-cell office:value-type="string" calcext:value-type="string">
            <text:p>Contact 20</text:p>
          </table:table-cell>
          <table:table-cell office:value-type="string" calcext:value-type="string">
            <text:p>supplier2@supplier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&quot;{ 'model': '&quot; &amp; [.B23] &amp; &quot;', 'action': 'write', 'data': {'id': &quot; &amp; [.C23]  &amp; &quot;, 'email': '&quot;&amp;[.E23]&amp;&quot;' } }&quot;" office:value-type="string" office:string-value="{ 'model': 'res.partner', 'action': 'write', 'data': {'id': ref(contact1), 'email': 'diferent@odooclass.com' } }" calcext:value-type="string">
            <text:p>{ 'model': 'res.partner', 'action': 'write', 'data': {'id': ref(contact1), 'email': 'diferent@odooclass.com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1)</text:p>
          </table:table-cell>
          <table:table-cell/>
          <table:table-cell office:value-type="string" calcext:value-type="string">
            <text:p>diferent@odooclass.com</text:p>
          </table:table-cell>
          <table:table-cell table:style-name="ce3"/>
          <table:table-cell/>
        </table:table-row>
        <table:table-row table:style-name="ro1">
          <table:table-cell table:formula="of:=&quot;{ 'model': '&quot; &amp; [.B24] &amp; &quot;', 'action': 'write', 'data': {'id': &quot; &amp; [.C24]  &amp; &quot;, 'email': '&quot;&amp;[.E24]&amp;&quot;' } }&quot;" office:value-type="string" office:string-value="{ 'model': 'res.partner', 'action': 'write', 'data': {'id': ref(contact2), 'email': 'diferent@odooclass.com' } }" calcext:value-type="string">
            <text:p>{ 'model': 'res.partner', 'action': 'write', 'data': {'id': ref(contact2), 'email': 'diferent@odooclass.com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2)</text:p>
          </table:table-cell>
          <table:table-cell/>
          <table:table-cell office:value-type="string" calcext:value-type="string">
            <text:p>diferent@odooclass.com</text:p>
          </table:table-cell>
          <table:table-cell table:number-columns-repeated="2"/>
        </table:table-row>
        <table:table-row table:style-name="ro1">
          <table:table-cell table:formula="of:=&quot;{ 'model': '&quot; &amp; [.B25] &amp; &quot;', 'action': 'write', 'data': {'id': &quot; &amp; [.C25]  &amp; &quot;, 'email': '&quot;&amp;[.E25]&amp;&quot;' } }&quot;" office:value-type="string" office:string-value="{ 'model': 'res.partner', 'action': 'write', 'data': {'id': ref(contact3), 'email': 'diferent@odooclass.com' } }" calcext:value-type="string">
            <text:p>{ 'model': 'res.partner', 'action': 'write', 'data': {'id': ref(contact3), 'email': 'diferent@odooclass.com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3)</text:p>
          </table:table-cell>
          <table:table-cell/>
          <table:table-cell office:value-type="string" calcext:value-type="string">
            <text:p>diferent@odooclass.com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formula="of:=&quot;{ 'model': '&quot; &amp; [.B27] &amp; &quot;', 'action': 'unlink', 'data': {'id': &quot; &amp; [.C27]  &amp; &quot; } }&quot;" office:value-type="string" office:string-value="{ 'model': 'res.partner', 'action': 'unlink', 'data': {'id': ref(contact4) } }" calcext:value-type="string">
            <text:p>{ 'model': 'res.partner', 'action': 'unlink', 'data': {'id': ref(contact4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4)</text:p>
          </table:table-cell>
          <table:table-cell table:number-columns-repeated="4"/>
        </table:table-row>
        <table:table-row table:style-name="ro1">
          <table:table-cell table:formula="of:=&quot;{ 'model': '&quot; &amp; [.B28] &amp; &quot;', 'action': 'unlink', 'data': {'id': &quot; &amp; [.C28]  &amp; &quot; } }&quot;" office:value-type="string" office:string-value="{ 'model': 'res.partner', 'action': 'unlink', 'data': {'id': ref(contact5) } }" calcext:value-type="string">
            <text:p>{ 'model': 'res.partner', 'action': 'unlink', 'data': {'id': ref(contact5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5)</text:p>
          </table:table-cell>
          <table:table-cell table:number-columns-repeated="4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ducts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"/>
          <table:table-cell/>
        </table:table-row>
        <table:table-row table:style-name="ro1">
          <table:table-cell table:formula="of:=&quot;{ 'model': '&quot; &amp; [.B3] &amp; &quot;', 'data': {'.id': '&quot; &amp; [.C3]  &amp; &quot;', 'name': '&quot; &amp; [.D3]  &amp; &quot;' } }&quot;" office:value-type="string" office:string-value="{ 'model': 'product.category', 'data': {'.id': 'categ_rm', 'name': 'Raw Materials' } }" calcext:value-type="string">
            <text:p>{ 'model': 'product.category', 'data': {'.id': 'categ_rm', 'name': 'Raw Materials' } }</text:p>
          </table:table-cell>
          <table:table-cell office:value-type="string" calcext:value-type="string">
            <text:p>product.category</text:p>
          </table:table-cell>
          <table:table-cell office:value-type="string" calcext:value-type="string">
            <text:p>categ_rm</text:p>
          </table:table-cell>
          <table:table-cell office:value-type="string" calcext:value-type="string">
            <text:p>Raw Materials</text:p>
          </table:table-cell>
          <table:table-cell table:number-columns-repeated="3"/>
        </table:table-row>
        <table:table-row table:style-name="ro1">
          <table:table-cell table:formula="of:=&quot;{ 'model': '&quot; &amp; [.B4] &amp; &quot;', 'data': {'.id': '&quot; &amp; [.C4]  &amp; &quot;', 'name': '&quot; &amp; [.D4]  &amp; &quot;' } }&quot;" office:value-type="string" office:string-value="{ 'model': 'product.category', 'data': {'.id': 'categ_k', 'name': 'Premounted Kits' } }" calcext:value-type="string">
            <text:p>{ 'model': 'product.category', 'data': {'.id': 'categ_k', 'name': 'Premounted Kits' } }</text:p>
          </table:table-cell>
          <table:table-cell office:value-type="string" calcext:value-type="string">
            <text:p>product.category</text:p>
          </table:table-cell>
          <table:table-cell office:value-type="string" calcext:value-type="string">
            <text:p>categ_k</text:p>
          </table:table-cell>
          <table:table-cell office:value-type="string" calcext:value-type="string">
            <text:p>Premounted Kits</text:p>
          </table:table-cell>
          <table:table-cell table:number-columns-repeated="3"/>
        </table:table-row>
        <table:table-row table:style-name="ro1">
          <table:table-cell table:formula="of:=&quot;{ 'model': '&quot; &amp; [.B5] &amp; &quot;', 'data': {'.id': '&quot; &amp; [.C5]  &amp; &quot;', 'name': '&quot; &amp; [.D5]  &amp; &quot;' } }&quot;" office:value-type="string" office:string-value="{ 'model': 'product.category', 'data': {'.id': 'categ_fp', 'name': 'Finished Products' } }" calcext:value-type="string">
            <text:p>{ 'model': 'product.category', 'data': {'.id': 'categ_fp', 'name': 'Finished Products' } }</text:p>
          </table:table-cell>
          <table:table-cell office:value-type="string" calcext:value-type="string">
            <text:p>product.category</text:p>
          </table:table-cell>
          <table:table-cell office:value-type="string" calcext:value-type="string">
            <text:p>categ_fp</text:p>
          </table:table-cell>
          <table:table-cell office:value-type="string" calcext:value-type="string">
            <text:p>Finished Products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ateg_id</text:p>
          </table:table-cell>
          <table:table-cell table:style-name="ce2" office:value-type="string" calcext:value-type="string">
            <text:p>available_stock</text:p>
          </table:table-cell>
        </table:table-row>
        <table:table-row table:style-name="ro1">
          <table:table-cell table:formula="of:=&quot;{ 'model': '&quot; &amp; [.B10] &amp; &quot;', 'data': {'.id': '&quot; &amp; [.C10]  &amp; &quot;', 'name': '&quot; &amp; [.D10]  &amp; &quot;', 'type': '&quot;&amp;[.E10]&amp;&quot;', 'categ_id': &quot; &amp; [.F10] &amp; &quot; } }&quot;" office:value-type="string" office:string-value="{ 'model': 'product.template', 'data': {'.id': 'prod1', 'name': 'Product 1', 'type': 'service', 'categ_id': ref(categ_rm) } }" calcext:value-type="string">
            <text:p>{ 'model': 'product.template', 'data': {'.id': 'prod1', 'name': 'Product 1', 'type': 'service', 'categ_id': ref(categ_rm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1</text:p>
          </table:table-cell>
          <table:table-cell office:value-type="string" calcext:value-type="string">
            <text:p>Product 1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rm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&quot;{ 'model': '&quot; &amp; [.B11] &amp; &quot;', 'data': {'.id': '&quot; &amp; [.C11]  &amp; &quot;', 'name': '&quot; &amp; [.D11]  &amp; &quot;', 'type': '&quot;&amp;[.E11]&amp;&quot;', 'categ_id': &quot; &amp; [.F11] &amp; &quot; } }&quot;" office:value-type="string" office:string-value="{ 'model': 'product.template', 'data': {'.id': 'prod2', 'name': 'Product 2', 'type': 'service', 'categ_id': ref(categ_rm) } }" calcext:value-type="string">
            <text:p>{ 'model': 'product.template', 'data': {'.id': 'prod2', 'name': 'Product 2', 'type': 'service', 'categ_id': ref(categ_rm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2</text:p>
          </table:table-cell>
          <table:table-cell office:value-type="string" calcext:value-type="string">
            <text:p>Product 2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rm)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formula="of:=&quot;{ 'model': '&quot; &amp; [.B12] &amp; &quot;', 'data': {'.id': '&quot; &amp; [.C12]  &amp; &quot;', 'name': '&quot; &amp; [.D12]  &amp; &quot;', 'type': '&quot;&amp;[.E12]&amp;&quot;', 'categ_id': &quot; &amp; [.F12] &amp; &quot; } }&quot;" office:value-type="string" office:string-value="{ 'model': 'product.template', 'data': {'.id': 'prod3', 'name': 'Product 3', 'type': 'service', 'categ_id': ref(categ_fp) } }" calcext:value-type="string">
            <text:p>{ 'model': 'product.template', 'data': {'.id': 'prod3', 'name': 'Product 3', 'type': 'service', 'categ_id': ref(categ_fp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3</text:p>
          </table:table-cell>
          <table:table-cell office:value-type="string" calcext:value-type="string">
            <text:p>Product 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fp)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&quot;{ 'model': '&quot; &amp; [.B13] &amp; &quot;', 'data': {'.id': '&quot; &amp; [.C13]  &amp; &quot;', 'name': '&quot; &amp; [.D13]  &amp; &quot;', 'type': '&quot;&amp;[.E13]&amp;&quot;', 'categ_id': &quot; &amp; [.F13] &amp; &quot; } }&quot;" office:value-type="string" office:string-value="{ 'model': 'product.template', 'data': {'.id': 'prod4', 'name': 'Product 4', 'type': 'service', 'categ_id': ref(categ_k) } }" calcext:value-type="string">
            <text:p>{ 'model': 'product.template', 'data': {'.id': 'prod4', 'name': 'Product 4', 'type': 'service', 'categ_id': ref(categ_k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4</text:p>
          </table:table-cell>
          <table:table-cell office:value-type="string" calcext:value-type="string">
            <text:p>Product 4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k)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&quot;{ 'model': '&quot; &amp; [.B16] &amp; &quot;', 'data': {'.id': '&quot; &amp; [.C16]  &amp; &quot;', 'name': '&quot; &amp; [.D16]  &amp; &quot;', 'filter': '&quot;&amp;[.E16]&amp;&quot;' } }&quot;" office:value-type="string" office:string-value="{ 'model': 'stock.inventory', 'data': {'.id': 'invent1', 'name': 'Inventory 1', 'filter': 'partial' } }" calcext:value-type="string">
            <text:p>{ 'model': 'stock.inventory', 'data': {'.id': 'invent1', 'name': 'Inventory 1', 'filter': 'partial' } }</text:p>
          </table:table-cell>
          <table:table-cell office:value-type="string" calcext:value-type="string">
            <text:p>stock.inventory</text:p>
          </table:table-cell>
          <table:table-cell office:value-type="string" calcext:value-type="string">
            <text:p>invent1</text:p>
          </table:table-cell>
          <table:table-cell office:value-type="string" calcext:value-type="string">
            <text:p>Inventory 1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 table:formula="of:=&quot;{ 'model': '&quot; &amp; [.B17] &amp; &quot;', 'data': {'.id': '&quot; &amp; [.C17]  &amp; &quot;', 'name': '&quot; &amp; [.D17]  &amp; &quot;', 'filter': '&quot;&amp;[.E17]&amp;&quot;' } }&quot;" office:value-type="string" office:string-value="{ 'model': 'stock.inventory', 'data': {'.id': 'invent2', 'name': 'Inventory 2', 'filter': 'partial' } }" calcext:value-type="string">
            <text:p>{ 'model': 'stock.inventory', 'data': {'.id': 'invent2', 'name': 'Inventory 2', 'filter': 'partial' } }</text:p>
          </table:table-cell>
          <table:table-cell office:value-type="string" calcext:value-type="string">
            <text:p>stock.inventory</text:p>
          </table:table-cell>
          <table:table-cell office:value-type="string" calcext:value-type="string">
            <text:p>invent2</text:p>
          </table:table-cell>
          <table:table-cell office:value-type="string" calcext:value-type="string">
            <text:p>Inventory 2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 table:formula="of:=&quot;{ 'model': '&quot; &amp; [.B18] &amp; &quot;', 'data': {'.id': '&quot; &amp; [.C18]  &amp; &quot;', 'name': '&quot; &amp; [.D18]  &amp; &quot;', 'filter': '&quot;&amp;[.E18]&amp;&quot;' } }&quot;" office:value-type="string" office:string-value="{ 'model': 'stock.inventory', 'data': {'.id': 'invent3', 'name': 'Inventory 3', 'filter': 'partial' } }" calcext:value-type="string">
            <text:p>{ 'model': 'stock.inventory', 'data': {'.id': 'invent3', 'name': 'Inventory 3', 'filter': 'partial' } }</text:p>
          </table:table-cell>
          <table:table-cell office:value-type="string" calcext:value-type="string">
            <text:p>stock.inventory</text:p>
          </table:table-cell>
          <table:table-cell office:value-type="string" calcext:value-type="string">
            <text:p>invent3</text:p>
          </table:table-cell>
          <table:table-cell office:value-type="string" calcext:value-type="string">
            <text:p>Inventory 3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 table:formula="of:=&quot;{ 'model': '&quot; &amp; [.B19] &amp; &quot;', 'data': {'.id': '&quot; &amp; [.C19]  &amp; &quot;', 'name': '&quot; &amp; [.D19]  &amp; &quot;', 'filter': '&quot;&amp;[.E19]&amp;&quot;' } }&quot;" office:value-type="string" office:string-value="{ 'model': 'stock.inventory', 'data': {'.id': 'invent4', 'name': 'Inventory 4', 'filter': 'partial' } }" calcext:value-type="string">
            <text:p>{ 'model': 'stock.inventory', 'data': {'.id': 'invent4', 'name': 'Inventory 4', 'filter': 'partial' } }</text:p>
          </table:table-cell>
          <table:table-cell office:value-type="string" calcext:value-type="string">
            <text:p>stock.inventory</text:p>
          </table:table-cell>
          <table:table-cell office:value-type="string" calcext:value-type="string">
            <text:p>invent4</text:p>
          </table:table-cell>
          <table:table-cell office:value-type="string" calcext:value-type="string">
            <text:p>Inventory 4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 table:formula="of:=&quot;{ 'model': '&quot; &amp; [.B20] &amp; &quot;', 'data': {'.id': '&quot; &amp; [.C20]  &amp; &quot;', 'name': '&quot; &amp; [.D20]  &amp; &quot;', 'filter': '&quot;&amp;[.E20]&amp;&quot;' } }&quot;" office:value-type="string" office:string-value="{ 'model': 'stock.inventory', 'data': {'.id': 'invent5', 'name': 'Inventory 5', 'filter': 'partial' } }" calcext:value-type="string">
            <text:p>{ 'model': 'stock.inventory', 'data': {'.id': 'invent5', 'name': 'Inventory 5', 'filter': 'partial' } }</text:p>
          </table:table-cell>
          <table:table-cell office:value-type="string" calcext:value-type="string">
            <text:p>stock.inventory</text:p>
          </table:table-cell>
          <table:table-cell office:value-type="string" calcext:value-type="string">
            <text:p>invent5</text:p>
          </table:table-cell>
          <table:table-cell office:value-type="string" calcext:value-type="string">
            <text:p>Inventory 5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table:formula="of:=&quot;{ 'model': '&quot; &amp; [.B22] &amp; &quot;', 'action': 'execute', 'data': {'id': &quot; &amp; [.C22]  &amp; &quot;, 'name': '&quot; &amp; [.D22] &amp; &quot;' } }&quot;" office:value-type="string" office:string-value="{ 'model': 'stock.inventory', 'action': 'execute', 'data': {'id': ref(invent5), 'name': 'prepare_inventory' } }" calcext:value-type="string">
            <text:p>{ 'model': 'stock.inventory', 'action': 'execute', 'data': {'id': ref(invent5), 'name': 'prepare_inventory' } }</text:p>
          </table:table-cell>
          <table:table-cell office:value-type="string" calcext:value-type="string">
            <text:p>stock.inventory</text:p>
          </table:table-cell>
          <table:table-cell office:value-type="string" calcext:value-type="string">
            <text:p>ref(invent5)</text:p>
          </table:table-cell>
          <table:table-cell office:value-type="string" calcext:value-type="string">
            <text:p>prepare_inventory</text:p>
          </table:table-cell>
          <table:table-cell table:number-columns-repeated="3"/>
        </table:table-row>
      </table:table>
      <table:table table:name="lead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/>
        </table:table-row>
        <table:table-row table:style-name="ro1">
          <table:table-cell table:formula="of:=&quot;{ 'model': '&quot; &amp; [.B4] &amp; &quot;', 'data': {'.id': '&quot; &amp; [.C4]  &amp; &quot;', 'name': '&quot; &amp; [.D4]  &amp; &quot;' } }&quot;" office:value-type="string" office:string-value="{ 'model': 'crm.lead.tag', 'data': {'.id': 'tag_rds2016', 'name': 'Roadshow 2016' } }" calcext:value-type="string">
            <text:p>{ 'model': 'crm.lead.tag', 'data': {'.id': 'tag_rds2016', 'name': 'Roadshow 2016' } }</text:p>
          </table:table-cell>
          <table:table-cell office:value-type="string" calcext:value-type="string">
            <text:p>crm.lead.tag</text:p>
          </table:table-cell>
          <table:table-cell office:value-type="string" calcext:value-type="string">
            <text:p>tag_rds2016</text:p>
          </table:table-cell>
          <table:table-cell office:value-type="string" calcext:value-type="string">
            <text:p>Roadshow 2016</text:p>
          </table:table-cell>
          <table:table-cell table:number-columns-repeated="2"/>
        </table:table-row>
        <table:table-row table:style-name="ro1">
          <table:table-cell table:formula="of:=&quot;{ 'model': '&quot; &amp; [.B5] &amp; &quot;', 'data': {'.id': '&quot; &amp; [.C5]  &amp; &quot;', 'name': '&quot; &amp; [.D5]  &amp; &quot;' } }&quot;" office:value-type="string" office:string-value="{ 'model': 'crm.lead.tag', 'data': {'.id': 'tag_dirtcover', 'name': 'Dirt Covers' } }" calcext:value-type="string">
            <text:p>{ 'model': 'crm.lead.tag', 'data': {'.id': 'tag_dirtcover', 'name': 'Dirt Covers' } }</text:p>
          </table:table-cell>
          <table:table-cell office:value-type="string" calcext:value-type="string">
            <text:p>crm.lead.tag</text:p>
          </table:table-cell>
          <table:table-cell office:value-type="string" calcext:value-type="string">
            <text:p>tag_dirtcover</text:p>
          </table:table-cell>
          <table:table-cell office:value-type="string" calcext:value-type="string">
            <text:p>Dirt Covers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ag_ids</text:p>
          </table:table-cell>
          <table:table-cell table:style-name="ce2"/>
        </table:table-row>
        <table:table-row table:style-name="ro1">
          <table:table-cell table:formula="of:=&quot;{ 'model': '&quot; &amp; [.B12] &amp; &quot;', 'data': {'.id': '&quot; &amp; [.C12]  &amp; &quot;', 'name': '&quot; &amp; [.D12]  &amp; &quot;', 'tag_ids': &quot; &amp; [.E12]  &amp; &quot; } }&quot;" office:value-type="string" office:string-value="{ 'model': 'crm.lead', 'data': {'.id': '', 'name': 'Roadshow: Martin James', 'tag_ids': [ref(tag_rds2016)] } }" calcext:value-type="string">
            <text:p>{ 'model': 'crm.lead', 'data': {'.id': '', 'name': 'Roadshow: Martin James', 'tag_ids': [ref(tag_rds2016)] } }</text:p>
          </table:table-cell>
          <table:table-cell office:value-type="string" calcext:value-type="string">
            <text:p>crm.lead</text:p>
          </table:table-cell>
          <table:table-cell/>
          <table:table-cell office:value-type="string" calcext:value-type="string">
            <text:p>Roadshow: Martin James</text:p>
          </table:table-cell>
          <table:table-cell office:value-type="string" calcext:value-type="string">
            <text:p>[ref(tag_rds2016)]</text:p>
          </table:table-cell>
          <table:table-cell/>
        </table:table-row>
        <table:table-row table:style-name="ro1">
          <table:table-cell table:formula="of:=&quot;{ 'model': '&quot; &amp; [.B13] &amp; &quot;', 'data': {'.id': '&quot; &amp; [.C13]  &amp; &quot;', 'name': '&quot; &amp; [.D13]  &amp; &quot;', 'tag_ids': &quot; &amp; [.E13]  &amp; &quot; } }&quot;" office:value-type="string" office:string-value="{ 'model': 'crm.lead', 'data': {'.id': '', 'name': 'Roadshow: Marvin Gay', 'tag_ids': [ref(tag_rds2016),ref(tag_dirtcover)] } }" calcext:value-type="string">
            <text:p>{ 'model': 'crm.lead', 'data': {'.id': '', 'name': 'Roadshow: Marvin Gay', 'tag_ids': [ref(tag_rds2016),ref(tag_dirtcover)] } }</text:p>
          </table:table-cell>
          <table:table-cell office:value-type="string" calcext:value-type="string">
            <text:p>crm.lead</text:p>
          </table:table-cell>
          <table:table-cell/>
          <table:table-cell office:value-type="string" calcext:value-type="string">
            <text:p>Roadshow: Marvin Gay</text:p>
          </table:table-cell>
          <table:table-cell office:value-type="string" calcext:value-type="string">
            <text:p>[ref(tag_rds2016),ref(tag_dirtcover)]</text:p>
          </table:table-cell>
          <table:table-cell/>
        </table:table-row>
        <table:table-row table:style-name="ro1">
          <table:table-cell table:formula="of:=&quot;{ 'model': '&quot; &amp; [.B14] &amp; &quot;', 'data': {'.id': '&quot; &amp; [.C14]  &amp; &quot;', 'name': '&quot; &amp; [.D14]  &amp; &quot;', 'tag_ids': &quot; &amp; [.E14]  &amp; &quot; } }&quot;" office:value-type="string" office:string-value="{ 'model': 'crm.lead', 'data': {'.id': '', 'name': 'Roadshow: Marisa Rey', 'tag_ids': [ref(tag_rds2016)] } }" calcext:value-type="string">
            <text:p>{ 'model': 'crm.lead', 'data': {'.id': '', 'name': 'Roadshow: Marisa Rey', 'tag_ids': [ref(tag_rds2016)] } }</text:p>
          </table:table-cell>
          <table:table-cell office:value-type="string" calcext:value-type="string">
            <text:p>crm.lead</text:p>
          </table:table-cell>
          <table:table-cell/>
          <table:table-cell office:value-type="string" calcext:value-type="string">
            <text:p>Roadshow: Marisa Rey</text:p>
          </table:table-cell>
          <table:table-cell office:value-type="string" calcext:value-type="string">
            <text:p>[ref(tag_rds2016)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-00-0000</text:date>, <text:time style:data-style-name="N2" text:time-value="21:34:44.165005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45:36.495290766</meta:creation-date>
    <meta:generator>LibreOffice/5.1.4.2$Linux_X86_64 LibreOffice_project/10m0$Build-2</meta:generator>
    <dc:date>2016-09-27T22:52:53.972057987</dc:date>
    <meta:editing-duration>PT7H3M45S</meta:editing-duration>
    <meta:editing-cycles>22</meta:editing-cycles>
    <meta:document-statistic meta:table-count="3" meta:cell-count="240" meta:object-count="0"/>
  </office:meta>
</office:document-meta>
</file>